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1000001913262E5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5.7cm" svg:height="10.054cm" draw:z-index="0"><draw:image xlink:href="Pictures/1000000100000401000001913262E5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0:49.196338000</meta:creation-date>
    <dc:date>2026-01-27T12:46:14.990969700</dc:date>
    <meta:editing-duration>PT1H5M11S</meta:editing-duration>
    <meta:editing-cycles>3</meta:editing-cycles>
    <meta:generator>LibreOffice/25.2.7.2$Windows_X86_64 LibreOffice_project/5cbfd1ab6520636bb5f7b99185aa69bd7456825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